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automatic-styles>
    <style:style style:name="co1" style:family="table-column">
      <style:table-column-properties fo:break-before="auto" style:column-width="0.2591in"/>
    </style:style>
    <style:style style:name="co2" style:family="table-column">
      <style:table-column-properties fo:break-before="auto" style:column-width="2.9819in"/>
    </style:style>
    <style:style style:name="co3" style:family="table-column">
      <style:table-column-properties fo:break-before="auto" style:column-width="1.1339in"/>
    </style:style>
    <style:style style:name="co4" style:family="table-column">
      <style:table-column-properties fo:break-before="auto" style:column-width="1.5228in"/>
    </style:style>
    <style:style style:name="co5" style:family="table-column">
      <style:table-column-properties fo:break-before="auto" style:column-width="0.270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736in"/>
    </style:style>
    <style:style style:name="co8" style:family="table-column">
      <style:table-column-properties fo:break-before="auto" style:column-width="9.7583in"/>
    </style:style>
    <style:style style:name="co9" style:family="table-column">
      <style:table-column-properties fo:break-before="auto" style:column-width="1.0811in"/>
    </style:style>
    <style:style style:name="co10" style:family="table-column">
      <style:table-column-properties fo:break-before="auto" style:column-width="1.2035in"/>
    </style:style>
    <style:style style:name="ro1" style:family="table-row">
      <style:table-row-properties style:row-height="0.8335in" fo:break-before="auto" style:use-optimal-row-height="false"/>
    </style:style>
    <style:style style:name="ro2" style:family="table-row">
      <style:table-row-properties style:row-height="0.4244in" fo:break-before="auto" style:use-optimal-row-height="false"/>
    </style:style>
    <style:style style:name="ro3" style:family="table-row">
      <style:table-row-properties style:row-height="0.8807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4866in" fo:break-before="auto" style:use-optimal-row-height="false"/>
    </style:style>
    <style:style style:name="ro7" style:family="table-row">
      <style:table-row-properties style:row-height="0.539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3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409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2484in" fo:break-before="auto" style:use-optimal-row-height="true"/>
    </style:style>
    <style:style style:name="ro15" style:family="table-row">
      <style:table-row-properties style:row-height="0.3937in" fo:break-before="auto" style:use-optimal-row-height="true"/>
    </style:style>
    <style:style style:name="ta1" style:family="table" style:master-page-name="PageStyle_5f_Project_20_Planner">
      <style:table-properties table:display="true" style:writing-mode="lr-tb" table:tab-color="#735773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" style:family="table-cell" style:parent-style-name="Excel_20_Built-in_20_Title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" style:family="table-cell" style:parent-style-name="Excel_20_Built-in_20_Heading_20_2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5" style:family="table-cell" style:parent-style-name="Excel_20_Built-in_20_Heading_20_2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6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 style:vertical-align="middle"/>
      <style:text-properties fo:color="#40404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Real Tidsplan'.B25"/>
    </style:style>
    <style:style style:name="ce8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9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7" style:family="table-cell" style:parent-style-name="Excel_20_Built-in_20_Heading_20_3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48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1)" style:apply-style-name="ConditionalStyle_5f_10" style:base-cell-address="'Real Tidsplan'.B25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Period_20_Highlight_20_Control" style:data-style-name="N0">
      <style:table-cell-properties style:cell-protect="protected" style:print-content="true" style:rotation-align="none"/>
    </style:style>
    <style:style style:name="ce16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0.74pt solid #d1871a"/>
    </style:style>
    <style:style style:name="ce17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text-properties fo:color="#735773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Real Tidsplan'.B25"/>
    </style:style>
    <style:style style:name="ce19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0" style:family="table-cell" style:parent-style-name="Period_20_Value">
      <style:table-cell-properties style:rotation-align="none"/>
    </style:style>
    <style:style style:name="ce21" style:family="table-cell" style:parent-style-name="Excel_20_Built-in_20_Heading_20_4">
      <style:table-cell-properties style:cell-protect="protected" style:print-content="true" fo:background-color="transparent" style:rotation-align="none"/>
    </style:style>
    <style:style style:name="ce22" style:family="table-cell" style:parent-style-name="Period_20_Headers">
      <style:table-cell-properties style:cell-protect="protected" style:print-content="true" fo:background-color="transparent" style:rotation-align="none"/>
      <style:map style:condition="is-true-formula([.H$4]=period_selected)" style:apply-style-name="ConditionalStyle_5f_9" style:base-cell-address="'Real Tidsplan'.H4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PercentComplete)" style:apply-style-name="ConditionalStyle_5f_8" style:base-cell-address="'Real Tidsplan'.H5"/>
      <style:map style:condition="is-true-formula(PercentCompleteBeyond)" style:apply-style-name="ConditionalStyle_5f_7" style:base-cell-address="'Real Tidsplan'.H5"/>
      <style:map style:condition="is-true-formula(Actual)" style:apply-style-name="ConditionalStyle_5f_6" style:base-cell-address="'Real Tidsplan'.H5"/>
      <style:map style:condition="is-true-formula(ActualBeyond)" style:apply-style-name="ConditionalStyle_5f_5" style:base-cell-address="'Real Tidsplan'.H5"/>
      <style:map style:condition="is-true-formula(Plan)" style:apply-style-name="ConditionalStyle_5f_4" style:base-cell-address="'Real Tidsplan'.H5"/>
      <style:map style:condition="is-true-formula([.H$4]=period_selected)" style:apply-style-name="ConditionalStyle_5f_3" style:base-cell-address="'Real Tidsplan'.H5"/>
      <style:map style:condition="is-true-formula(MOD(COLUMN();2))" style:apply-style-name="ConditionalStyle_5f_2" style:base-cell-address="'Real Tidsplan'.H5"/>
      <style:map style:condition="is-true-formula(MOD(COLUMN();2)=0)" style:apply-style-name="ConditionalStyle_5f_1" style:base-cell-address="'Real Tidsplan'.H5"/>
    </style:style>
    <style:style style:name="ce24" style:family="table-cell" style:parent-style-name="Project_20_Headers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5" style:family="table-cell" style:parent-style-name="Plan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none" style:direction="ltr" style:rotation-angle="27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7" style:family="table-cell" style:parent-style-name="Period_20_Headers">
      <style:table-cell-properties fo:background-color="#ffff00" style:cell-protect="protected" style:print-content="true" style:rotation-align="none"/>
      <style:map style:condition="is-true-formula([.H$4]=period_selected)" style:apply-style-name="ConditionalStyle_5f_9" style:base-cell-address="'Real Tidsplan'.H4"/>
    </style:style>
    <style:style style:name="ce2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Actual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1" style:family="table-cell" style:parent-style-name="_25__20_complete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73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3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5" style:family="table-cell" style:parent-style-name="Actual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6" style:family="table-cell" style:parent-style-name="Default">
      <style:map style:condition="is-true-formula(PercentComplete)" style:apply-style-name="ConditionalStyle_5f_8" style:base-cell-address="'Real Tidsplan'.H5"/>
      <style:map style:condition="is-true-formula(PercentCompleteBeyond)" style:apply-style-name="ConditionalStyle_5f_7" style:base-cell-address="'Real Tidsplan'.H5"/>
      <style:map style:condition="is-true-formula(Actual)" style:apply-style-name="ConditionalStyle_5f_6" style:base-cell-address="'Real Tidsplan'.H5"/>
      <style:map style:condition="is-true-formula(ActualBeyond)" style:apply-style-name="ConditionalStyle_5f_5" style:base-cell-address="'Real Tidsplan'.H5"/>
      <style:map style:condition="is-true-formula(Plan)" style:apply-style-name="ConditionalStyle_5f_4" style:base-cell-address="'Real Tidsplan'.H5"/>
      <style:map style:condition="is-true-formula([.H$4]=period_selected)" style:apply-style-name="ConditionalStyle_5f_3" style:base-cell-address="'Real Tidsplan'.H5"/>
      <style:map style:condition="is-true-formula(MOD(COLUMN();2))" style:apply-style-name="ConditionalStyle_5f_2" style:base-cell-address="'Real Tidsplan'.H5"/>
      <style:map style:condition="is-true-formula(MOD(COLUMN();2)=0)" style:apply-style-name="ConditionalStyle_5f_1" style:base-cell-address="'Real Tidsplan'.H5"/>
    </style:style>
    <style:style style:name="ce37" style:family="table-cell" style:parent-style-name="Default">
      <style:map style:condition="is-true-formula(1)" style:apply-style-name="ConditionalStyle_5f_10" style:base-cell-address="'Real Tidsplan'.B25"/>
    </style:style>
    <style:style style:name="ce38" style:family="table-cell" style:parent-style-name="_25__20_complete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none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78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da" fo:country="DK" fo:font-style="normal" fo:text-shadow="none" style:text-underline-style="none" fo:font-weight="bold" style:text-underline-mode="continuous" style:text-overline-mode="continuous" style:text-line-through-mode="continuous" style:font-name-asian="Noto Sans CJK SC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51pt solid #000000" fo:wrap-option="wrap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Real Tidsplan'.A1">
          <table:help-message table:display="true">
            <text:p>Project planner uses periods for intervals. Start=1 is period 1 and duration=5 means project spans 5 periods starting from start period. Enter data starting in B5 to update the chart</text:p>
          </table:help-message>
          <table:error-message table:message-type="stop" table:display="true"/>
        </table:content-validation>
        <table:content-validation table:name="val2" table:base-cell-address="'Real Tidsplan'.B1">
          <table:help-message table:display="true">
            <text:p>Title of the project. Enter a new title in this cell. Highlight a period in H2. Chart legend is in J2 to AI2</text:p>
          </table:help-message>
          <table:error-message table:message-type="stop" table:display="true"/>
        </table:content-validation>
        <table:content-validation table:name="val3" table:base-cell-address="'Real Tidsplan'.B2">
          <table:help-message table:display="true">
            <text:p>Select a period to highlight in H2. A Chart legend is in J2 to AI2</text:p>
          </table:help-message>
          <table:error-message table:message-type="stop" table:display="true"/>
        </table:content-validation>
        <table:content-validation table:name="val4" table:base-cell-address="'Real Tidsplan'.B3">
          <table:help-message table:display="true">
            <text:p>Enter activity in column B, starting with cell B5</text:p>
          </table:help-message>
          <table:error-message table:message-type="stop" table:display="true"/>
        </table:content-validation>
        <table:content-validation table:name="val5" table:base-cell-address="'Real Tidsplan'.C3">
          <table:help-message table:display="true">
            <text:p>Enter plan start period in column C, starting with cell C5</text:p>
          </table:help-message>
          <table:error-message table:message-type="stop" table:display="true"/>
        </table:content-validation>
        <table:content-validation table:name="val6" table:base-cell-address="'Real Tidsplan'.D3">
          <table:help-message table:display="true">
            <text:p>Enter plan duration period in column D, starting with cell D5</text:p>
          </table:help-message>
          <table:error-message table:message-type="stop" table:display="true"/>
        </table:content-validation>
        <table:content-validation table:name="val7" table:base-cell-address="'Real Tidsplan'.E3">
          <table:help-message table:display="true">
            <text:p>Enter actual start period in column E, starting with cell E5</text:p>
          </table:help-message>
          <table:error-message table:message-type="stop" table:display="true"/>
        </table:content-validation>
        <table:content-validation table:name="val8" table:base-cell-address="'Real Tidsplan'.F3">
          <table:help-message table:display="true">
            <text:p>Enter actual duration period in column F, starting with cell F5</text:p>
          </table:help-message>
          <table:error-message table:message-type="stop" table:display="true"/>
        </table:content-validation>
        <table:content-validation table:name="val9" table:base-cell-address="'Real Tidsplan'.G3">
          <table:help-message table:display="true">
            <text:p>Enter the percentage of project completed in column G, starting with cell G5</text:p>
          </table:help-message>
          <table:error-message table:message-type="stop" table:display="true"/>
        </table:content-validation>
        <table:content-validation table:name="val10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 table:allow-empty-cell="true" table:display-list="unsorted" table:base-cell-address="'Real Tidsplan'.H2">
          <table:help-message table:display="true">
            <text:p>Enter a period in the range of 1 to 60 or select a period from the list. Press ALT+DOWN ARROW to navigate the list, then ENTER to select a value</text:p>
          </table:help-message>
          <table:error-message table:message-type="warning" table:display="true">
            <text:p>Type a value from 1 to 60 or select a period from the list-press <text:s/>CANCEL, ALT+DOWN ARROW, then ENTER to select a value</text:p>
          </table:error-message>
        </table:content-validation>
        <table:content-validation table:name="val11" table:base-cell-address="'Real Tidsplan'.H3">
          <table:help-message table:display="true">
            <text:p>Periods are charted from 1 to 60 starting from cell H4 to cell BO4 </text:p>
          </table:help-message>
          <table:error-message table:message-type="stop" table:display="true"/>
        </table:content-validation>
        <table:content-validation table:name="val12" table:base-cell-address="'Real Tidsplan'.J2">
          <table:help-message table:display="true">
            <text:p>This legend cell indicates plan duration</text:p>
          </table:help-message>
          <table:error-message table:message-type="stop" table:display="true"/>
        </table:content-validation>
        <table:content-validation table:name="val13" table:base-cell-address="'Real Tidsplan'.P2">
          <table:help-message table:display="true">
            <text:p>This legend cell indicates actual duration</text:p>
          </table:help-message>
          <table:error-message table:message-type="stop" table:display="true"/>
        </table:content-validation>
        <table:content-validation table:name="val14" table:base-cell-address="'Real Tidsplan'.U2">
          <table:help-message table:display="true">
            <text:p>This legend cell indicates the percentage of project completed</text:p>
          </table:help-message>
          <table:error-message table:message-type="stop" table:display="true"/>
        </table:content-validation>
        <table:content-validation table:name="val15" table:base-cell-address="'Real Tidsplan'.Z2">
          <table:help-message table:display="true">
            <text:p>This legend cell indicates actual duration beyond plan</text:p>
          </table:help-message>
          <table:error-message table:message-type="stop" table:display="true"/>
        </table:content-validation>
        <table:content-validation table:name="val16" table:base-cell-address="'Real Tidsplan'.BR2">
          <table:help-message table:display="true">
            <text:p>This legend cell indicates the percentage of project completed beyond plan</text:p>
          </table:help-message>
          <table:error-message table:message-type="stop" table:display="true"/>
        </table:content-validation>
      </table:content-validations>
      <table:table table:name="Real Tids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4" table:default-cell-style-name="ce14"/>
        <table:table-column table:style-name="co4" table:default-cell-style-name="ce19"/>
        <table:table-column table:style-name="co5" table:number-columns-repeated="20" table:default-cell-style-name="ce14"/>
        <table:table-column table:style-name="co5" table:number-columns-repeated="997" table:default-cell-style-name="Default"/>
        <table:table-row table:style-name="ro1">
          <table:table-cell table:content-validation-name="val1"/>
          <table:table-cell table:style-name="ce2" table:content-validation-name="val2" office:value-type="string" calcext:value-type="string">
            <text:p>Kortspillet Karava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/>
          <table:table-cell table:style-name="ce27" table:content-validation-name="val3" office:value-type="string" calcext:value-type="string">
            <text:p>Enhed for tidsrum er angivet i (måneds)dage.</text:p>
            <text:p>Select a period to highlight at right.  A legend describing the charting follows.</text:p>
          </table:table-cell>
          <table:table-cell table:style-name="ce3" table:content-validation-name="val3" table:number-columns-repeated="4"/>
          <table:table-cell table:style-name="ce15" office:value-type="string" calcext:value-type="string">
            <text:p>Markeret månedsdag:</text:p>
          </table:table-cell>
          <table:table-cell table:style-name="ce20" table:content-validation-name="val10" office:value-type="float" office:value="11" calcext:value-type="float">
            <text:p>11</text:p>
          </table:table-cell>
          <table:table-cell/>
          <table:table-cell table:style-name="ce25" table:content-validation-name="val12"/>
          <table:table-cell table:style-name="ce64" office:value-type="string" calcext:value-type="string" table:number-columns-spanned="5" table:number-rows-spanned="1">
            <text:p>Planlagt varighed</text:p>
          </table:table-cell>
          <table:covered-table-cell table:number-columns-repeated="3" table:style-name="ce28"/>
          <table:covered-table-cell table:style-name="ce29"/>
          <table:table-cell table:style-name="ce30" table:content-validation-name="val13"/>
          <table:table-cell table:style-name="ce64" office:value-type="string" calcext:value-type="string" table:number-columns-spanned="4" table:number-rows-spanned="1">
            <text:p>Real Start</text:p>
          </table:table-cell>
          <table:covered-table-cell table:number-columns-repeated="2" table:style-name="ce28"/>
          <table:covered-table-cell table:style-name="ce29"/>
          <table:table-cell table:style-name="ce31" table:content-validation-name="val14"/>
          <table:table-cell table:style-name="ce73" office:value-type="string" calcext:value-type="string" table:number-columns-spanned="4" table:number-rows-spanned="1">
            <text:p>% Færdiggjort</text:p>
          </table:table-cell>
          <table:covered-table-cell table:number-columns-repeated="2" table:style-name="ce33"/>
          <table:covered-table-cell table:style-name="ce34"/>
          <table:table-cell table:style-name="ce35" table:content-validation-name="val15"/>
          <table:table-cell table:style-name="ce73" office:value-type="string" calcext:value-type="string" table:number-columns-spanned="7" table:number-rows-spanned="1">
            <text:p>Real (efter plan)</text:p>
          </table:table-cell>
          <table:covered-table-cell table:number-columns-repeated="5" table:style-name="ce33"/>
          <table:covered-table-cell table:style-name="ce34"/>
          <table:table-cell table:style-name="ce38" table:content-validation-name="val16"/>
          <table:table-cell table:style-name="ce39" office:value-type="string" calcext:value-type="string" table:number-columns-spanned="8" table:number-rows-spanned="1">
            <text:p>% Færdiggjort (efter planen)</text:p>
          </table:table-cell>
          <table:covered-table-cell table:number-columns-repeated="7" table:style-name="ce33"/>
          <table:table-cell table:number-columns-repeated="982"/>
        </table:table-row>
        <table:table-header-rows>
          <table:table-row table:style-name="ro3">
            <table:table-cell table:style-name="ce1"/>
            <table:table-cell table:style-name="ce4" table:content-validation-name="val4" office:value-type="string" calcext:value-type="string" table:number-columns-spanned="1" table:number-rows-spanned="2">
              <text:p>AKTIVITET</text:p>
            </table:table-cell>
            <table:table-cell table:style-name="ce47" table:content-validation-name="val5" office:value-type="string" calcext:value-type="string" table:number-columns-spanned="1" table:number-rows-spanned="2">
              <text:p>PLANLAGT START</text:p>
            </table:table-cell>
            <table:table-cell table:style-name="ce47" table:content-validation-name="val6" office:value-type="string" calcext:value-type="string" table:number-columns-spanned="1" table:number-rows-spanned="2">
              <text:p>PLANLAGT VARIGHED</text:p>
            </table:table-cell>
            <table:table-cell table:style-name="ce47" table:content-validation-name="val7" office:value-type="string" calcext:value-type="string" table:number-columns-spanned="1" table:number-rows-spanned="2">
              <text:p>REAL START</text:p>
            </table:table-cell>
            <table:table-cell table:style-name="ce47" table:content-validation-name="val8" office:value-type="string" calcext:value-type="string" table:number-columns-spanned="1" table:number-rows-spanned="2">
              <text:p>REAL VARIGHED</text:p>
            </table:table-cell>
            <table:table-cell table:style-name="ce16" table:content-validation-name="val9" office:value-type="string" calcext:value-type="string" table:number-columns-spanned="1" table:number-rows-spanned="2">
              <text:p>PROCENT FÆRDIGGJORT</text:p>
            </table:table-cell>
            <table:table-cell table:style-name="ce21" table:content-validation-name="val11" office:value-type="string" calcext:value-type="string">
              <text:p>Månedsdag</text:p>
            </table:table-cell>
            <table:table-cell table:style-name="ce24"/>
            <table:table-cell table:style-name="ce26" table:number-columns-repeated="3"/>
            <table:table-cell table:number-columns-repeated="2" table:style-name="ce66" office:value-type="string" calcext:value-type="string">
              <text:p>Weekend</text:p>
            </table:table-cell>
            <table:table-cell table:style-name="ce26" table:number-columns-repeated="5"/>
            <table:table-cell table:number-columns-repeated="2" table:style-name="ce66" office:value-type="string" calcext:value-type="string">
              <text:p>Weekend</text:p>
            </table:table-cell>
            <table:table-cell table:style-name="ce26" table:number-columns-repeated="5"/>
            <table:table-cell table:number-columns-repeated="2" table:style-name="ce66" office:value-type="string" calcext:value-type="string">
              <text:p>Weekend</text:p>
            </table:table-cell>
            <table:table-cell table:style-name="ce1" table:number-columns-repeated="996"/>
          </table:table-row>
          <table:table-row table:style-name="ro4">
            <table:table-cell/>
            <table:covered-table-cell table:style-name="ce5" table:content-validation-name="val4"/>
            <table:covered-table-cell table:style-name="ce48" table:content-validation-name="val5"/>
            <table:covered-table-cell table:style-name="ce48" table:content-validation-name="val6"/>
            <table:covered-table-cell table:style-name="ce48" table:content-validation-name="val7"/>
            <table:covered-table-cell table:style-name="ce48" table:content-validation-name="val8"/>
            <table:covered-table-cell table:style-name="ce48" table:content-validation-name="val9"/>
            <table:table-cell table:style-name="ce22" office:value-type="float" office:value="2" calcext:value-type="float">
              <text:p>2</text:p>
            </table:table-cell>
            <table:table-cell table:style-name="ce22" office:value-type="float" office:value="3" calcext:value-type="float">
              <text:p>3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22" office:value-type="float" office:value="5" calcext:value-type="float">
              <text:p>5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67" office:value-type="float" office:value="7" calcext:value-type="float">
              <text:p>7</text:p>
            </table:table-cell>
            <table:table-cell table:style-name="ce67" office:value-type="float" office:value="8" calcext:value-type="float">
              <text:p>8</text:p>
            </table:table-cell>
            <table:table-cell table:style-name="ce22" office:value-type="float" office:value="9" calcext:value-type="float">
              <text:p>9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22" office:value-type="float" office:value="11" calcext:value-type="float">
              <text:p>11</text:p>
            </table:table-cell>
            <table:table-cell table:style-name="ce22" office:value-type="float" office:value="12" calcext:value-type="float">
              <text:p>12</text:p>
            </table:table-cell>
            <table:table-cell table:style-name="ce22" office:value-type="float" office:value="13" calcext:value-type="float">
              <text:p>13</text:p>
            </table:table-cell>
            <table:table-cell table:style-name="ce67" office:value-type="float" office:value="14" calcext:value-type="float">
              <text:p>14</text:p>
            </table:table-cell>
            <table:table-cell table:style-name="ce67" office:value-type="float" office:value="15" calcext:value-type="float">
              <text:p>15</text:p>
            </table:table-cell>
            <table:table-cell table:style-name="ce22" office:value-type="float" office:value="16" calcext:value-type="float">
              <text:p>16</text:p>
            </table:table-cell>
            <table:table-cell table:style-name="ce22" office:value-type="float" office:value="17" calcext:value-type="float">
              <text:p>17</text:p>
            </table:table-cell>
            <table:table-cell table:style-name="ce22" office:value-type="float" office:value="18" calcext:value-type="float">
              <text:p>18</text:p>
            </table:table-cell>
            <table:table-cell table:style-name="ce22" office:value-type="float" office:value="19" calcext:value-type="float">
              <text:p>19</text:p>
            </table:table-cell>
            <table:table-cell table:style-name="ce22" office:value-type="float" office:value="20" calcext:value-type="float">
              <text:p>20</text:p>
            </table:table-cell>
            <table:table-cell table:style-name="ce67" office:value-type="float" office:value="21" calcext:value-type="float">
              <text:p>21</text:p>
            </table:table-cell>
            <table:table-cell table:style-name="ce67" office:value-type="float" office:value="22" calcext:value-type="float">
              <text:p>22</text:p>
            </table:table-cell>
            <table:table-cell table:style-name="ce22" office:value-type="float" office:value="23" calcext:value-type="float">
              <text:p>23</text:p>
            </table:table-cell>
            <table:table-cell table:style-name="ce22" office:value-type="float" office:value="24" calcext:value-type="float">
              <text:p>24</text:p>
            </table:table-cell>
            <table:table-cell table:style-name="ce22" office:value-type="float" office:value="25" calcext:value-type="float">
              <text:p>25</text:p>
            </table:table-cell>
            <table:table-cell table:style-name="ce22" office:value-type="float" office:value="26" calcext:value-type="float">
              <text:p>26</text:p>
            </table:table-cell>
            <table:table-cell table:number-columns-repeated="992"/>
          </table:table-row>
        </table:table-header-rows>
        <table:table-row table:style-name="ro5">
          <table:table-cell/>
          <table:table-cell table:style-name="ce6" office:value-type="string" calcext:value-type="string">
            <text:p>Case Beskrivelse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Problem formulering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ravspecifikati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Estimeret Tidspla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Real Tidspla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.35" calcext:value-type="percentage">
            <text:p>3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Processrapport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.1" calcext:value-type="percentage">
            <text:p>1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Produktrapport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.02" calcext:value-type="percentage">
            <text:p>2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6">
          <table:table-cell/>
          <table:table-cell table:style-name="ce6" office:value-type="string" calcext:value-type="string">
            <text:p>K1 - Numeriske spillekort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K2 – Ansigtskort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K6 – Multiplaye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K7 - Bot/CPU modstande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.9" calcext:value-type="percentage">
            <text:p>9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K5 – Tabe/Vinde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.75" calcext:value-type="percentage">
            <text:p>7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10 - Tilpasning af spilleregler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75" calcext:value-type="percentage">
            <text:p>7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9 - Tilpasning af kortdæk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3 - Afskaffelse af kort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.3" calcext:value-type="percentage">
            <text:p>3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4 – Afskaffelse af karavan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8 - Indbyggede guide/instruktioner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11 - Lagring af spilledæk/spilleregl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12 – Logni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13 – AI modstander (med ML)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7"/>
          <table:table-cell table:style-name="ce13" table:number-columns-repeated="4"/>
          <table:table-cell table:style-name="ce18"/>
          <table:table-cell table:style-name="ce13" table:number-columns-repeated="20"/>
          <table:table-cell table:style-name="ce37" table:number-columns-repeated="4"/>
          <table:table-cell table:number-columns-repeated="993"/>
        </table:table-row>
        <table:table-row table:style-name="ro5" table:number-rows-repeated="1048547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'Real Tidsplan'.$A$1" table:cell-range-address="$'Real Tidsplan'.$A$3:.$AMJ$4" table:range-usable-as="repeat-column repeat-row"/>
        </table:named-expressions>
        <calcext:conditional-formats>
          <calcext:conditional-format calcext:target-range-address="'Real Tidsplan'.B25:'Real Tidsplan'.AE25">
            <calcext:condition calcext:apply-style-name="ConditionalStyle_10" calcext:value="formula-is(1)" calcext:base-cell-address="'Real Tidsplan'.B25"/>
          </calcext:conditional-format>
          <calcext:conditional-format calcext:target-range-address="'Real Tidsplan'.H4:'Real Tidsplan'.AF4">
            <calcext:condition calcext:apply-style-name="ConditionalStyle_9" calcext:value="formula-is([.H$4]=period_selected)" calcext:base-cell-address="'Real Tidsplan'.H4"/>
          </calcext:conditional-format>
          <calcext:conditional-format calcext:target-range-address="'Real Tidsplan'.AE20:'Real Tidsplan'.AE21 'Real Tidsplan'.H22:'Real Tidsplan'.AE24 'Real Tidsplan'.H21:'Real Tidsplan'.AD21 'Real Tidsplan'.H14:'Real Tidsplan'.AE20 'Real Tidsplan'.AF14:'Real Tidsplan'.AF24 'Real Tidsplan'.H5:'Real Tidsplan'.AF13">
            <calcext:condition calcext:apply-style-name="ConditionalStyle_8" calcext:value="formula-is(PercentComplete)" calcext:base-cell-address="'Real Tidsplan'.H5"/>
            <calcext:condition calcext:apply-style-name="ConditionalStyle_7" calcext:value="formula-is(PercentCompleteBeyond)" calcext:base-cell-address="'Real Tidsplan'.H5"/>
            <calcext:condition calcext:apply-style-name="ConditionalStyle_6" calcext:value="formula-is(Actual)" calcext:base-cell-address="'Real Tidsplan'.H5"/>
            <calcext:condition calcext:apply-style-name="ConditionalStyle_5" calcext:value="formula-is(ActualBeyond)" calcext:base-cell-address="'Real Tidsplan'.H5"/>
            <calcext:condition calcext:apply-style-name="ConditionalStyle_4" calcext:value="formula-is(Plan)" calcext:base-cell-address="'Real Tidsplan'.H5"/>
            <calcext:condition calcext:apply-style-name="ConditionalStyle_3" calcext:value="formula-is([.H$4]=period_selected)" calcext:base-cell-address="'Real Tidsplan'.H5"/>
            <calcext:condition calcext:apply-style-name="ConditionalStyle_2" calcext:value="formula-is(MOD(COLUMN();2))" calcext:base-cell-address="'Real Tidsplan'.H5"/>
            <calcext:condition calcext:apply-style-name="ConditionalStyle_1" calcext:value="formula-is(MOD(COLUMN();2)=0)" calcext:base-cell-address="'Real Tidsplan'.H5"/>
          </calcext:conditional-format>
        </calcext:conditional-formats>
      </table:table>
      <table:table table:name="Kravspec" table:style-name="ta2" table:print-ranges="Kravspec.A1:Kravspec.F26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9" table:number-rows-repeated="2">
          <table:table-cell table:number-columns-repeated="5"/>
        </table:table-row>
        <table:table-row table:style-name="ro10">
          <table:table-cell/>
          <table:table-cell table:style-name="ce87" office:value-type="string" calcext:value-type="string" table:number-columns-spanned="3" table:number-rows-spanned="1">
            <text:p>Krav kategorier</text:p>
          </table:table-cell>
          <table:covered-table-cell table:number-columns-repeated="2" table:style-name="ce92"/>
          <table:table-cell/>
        </table:table-row>
        <table:table-row table:style-name="ro11">
          <table:table-cell/>
          <table:table-cell table:style-name="ce88" office:value-type="string" calcext:value-type="string" table:number-columns-spanned="3" table:number-rows-spanned="1">
            <text:p>Tabellen herunder fortæller hvilke kategorier de forskellige krav kan tilhøre, og dermed også hvilken funktion de tjener projektet.</text:p>
          </table:table-cell>
          <table:covered-table-cell table:number-columns-repeated="2" table:style-name="ce92"/>
          <table:table-cell/>
        </table:table-row>
        <table:table-row table:style-name="ro9">
          <table:table-cell/>
          <table:table-cell table:style-name="ce76" office:value-type="string" calcext:value-type="string">
            <text:p>Kategori ID</text:p>
          </table:table-cell>
          <table:table-cell table:style-name="ce76" office:value-type="string" calcext:value-type="string">
            <text:p>Navn</text:p>
          </table:table-cell>
          <table:table-cell table:style-name="ce78" office:value-type="string" calcext:value-type="string">
            <text:p>Beskrivelse</text:p>
          </table:table-cell>
          <table:table-cell/>
        </table:table-row>
        <table:table-row table:style-name="ro9">
          <table:table-cell/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Kernefunktionalitet</text:p>
          </table:table-cell>
          <table:table-cell table:style-name="ce79" office:value-type="string" calcext:value-type="string">
            <text:p>Funktionaliteter som ikke kan undværes, da de er kritiske for projektets helhed</text:p>
          </table:table-cell>
          <table:table-cell/>
        </table:table-row>
        <table:table-row table:style-name="ro9">
          <table:table-cell/>
          <table:table-cell table:style-name="ce77" office:value-type="string" calcext:value-type="string">
            <text:p>KN2</text:p>
          </table:table-cell>
          <table:table-cell table:style-name="ce77" office:value-type="string" calcext:value-type="string">
            <text:p>Brugervenlighed</text:p>
          </table:table-cell>
          <table:table-cell table:style-name="ce79" office:value-type="string" calcext:value-type="string">
            <text:p>Funktionaliteter rettet mod slutbrugere som gør det nemmere for dem at anvende software-pakken</text:p>
          </table:table-cell>
          <table:table-cell/>
        </table:table-row>
        <table:table-row table:style-name="ro9">
          <table:table-cell/>
          <table:table-cell table:style-name="ce77" office:value-type="string" calcext:value-type="string">
            <text:p>KN3</text:p>
          </table:table-cell>
          <table:table-cell table:style-name="ce77" office:value-type="string" calcext:value-type="string">
            <text:p>Telemetri/Logning</text:p>
          </table:table-cell>
          <table:table-cell table:style-name="ce79" office:value-type="string" calcext:value-type="string">
            <text:p>Mulighed for at tilgå historisk data for handlinger og statistikker</text:p>
          </table:table-cell>
          <table:table-cell/>
        </table:table-row>
        <table:table-row table:style-name="ro9">
          <table:table-cell/>
          <table:table-cell table:style-name="ce77" office:value-type="string" calcext:value-type="string">
            <text:p>KN4</text:p>
          </table:table-cell>
          <table:table-cell table:style-name="ce77" office:value-type="string" calcext:value-type="string">
            <text:p>Udvidet funktionalitet</text:p>
          </table:table-cell>
          <table:table-cell table:style-name="ce79" office:value-type="string" calcext:value-type="string">
            <text:p>Funktionaliteter som er mindre vigtige for projektets helhed. Dermed kan de også nedprioriteres og undværes under tidspres.</text:p>
          </table:table-cell>
          <table:table-cell/>
        </table:table-row>
        <table:table-row table:style-name="ro9" table:number-rows-repeated="2">
          <table:table-cell table:number-columns-repeated="5"/>
        </table:table-row>
        <table:table-row table:style-name="ro12">
          <table:table-cell/>
          <table:table-cell table:style-name="ce91" office:value-type="string" calcext:value-type="string" table:number-columns-spanned="2" table:number-rows-spanned="1">
            <text:p>Kravspecifikation</text:p>
          </table:table-cell>
          <table:covered-table-cell table:style-name="ce93"/>
          <table:table-cell table:number-columns-repeated="2"/>
        </table:table-row>
        <table:table-row table:style-name="ro9">
          <table:table-cell/>
          <table:table-cell table:style-name="ce76" office:value-type="string" calcext:value-type="string">
            <text:p>Krav ID</text:p>
          </table:table-cell>
          <table:table-cell table:style-name="ce76" office:value-type="string" calcext:value-type="string">
            <text:p>Kategori</text:p>
          </table:table-cell>
          <table:table-cell table:style-name="ce76" office:value-type="string" calcext:value-type="string">
            <text:p>Beskrivelse</text:p>
          </table:table-cell>
          <table:table-cell table:style-name="ce78" office:value-type="string" calcext:value-type="string">
            <text:p>Prioritering</text:p>
          </table:table-cell>
        </table:table-row>
        <table:table-row table:style-name="ro9">
          <table:table-cell/>
          <table:table-cell table:style-name="ce77" office:value-type="string" calcext:value-type="string">
            <text:p>K1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Produktet/spillet respekterer de basale spilleregler for numeriske spillekort i Caravan</text:p>
          </table:table-cell>
          <table:table-cell table:style-name="ce7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77" office:value-type="string" calcext:value-type="string">
            <text:p>K2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Produktet/spillet respekterer de basale spilleregler for ansigtskort i Caravan</text:p>
          </table:table-cell>
          <table:table-cell table:style-name="ce7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77" office:value-type="string" calcext:value-type="string">
            <text:p>K3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Produktet/spillet respekterer spilleregler vedr. afskaffelse af kort</text:p>
          </table:table-cell>
          <table:table-cell table:style-name="ce7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77" office:value-type="string" calcext:value-type="string">
            <text:p>K4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Produktet/spillet respekterer spilleregler vedr. afskaffelse af karavaner</text:p>
          </table:table-cell>
          <table:table-cell table:style-name="ce79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77" office:value-type="string" calcext:value-type="string">
            <text:p>K5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Produktet/spillet genkender når spillere vinder/taber</text:p>
          </table:table-cell>
          <table:table-cell table:style-name="ce7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77" office:value-type="string" calcext:value-type="string">
            <text:p>K6</text:p>
          </table:table-cell>
          <table:table-cell table:style-name="ce77" office:value-type="string" calcext:value-type="string">
            <text:p>KN3</text:p>
          </table:table-cell>
          <table:table-cell table:style-name="ce77" office:value-type="string" calcext:value-type="string">
            <text:p>Multiplayer; Mulighed for at spille imod andre menneskelige modstandere (Mindst én form for modstander skal inkluderes, før produktet/spillet kan fungere)</text:p>
          </table:table-cell>
          <table:table-cell table:style-name="ce79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77" office:value-type="string" calcext:value-type="string">
            <text:p>K7</text:p>
          </table:table-cell>
          <table:table-cell table:style-name="ce77" office:value-type="string" calcext:value-type="string">
            <text:p>KN3</text:p>
          </table:table-cell>
          <table:table-cell table:style-name="ce77" office:value-type="string" calcext:value-type="string">
            <text:p>Bot/CPU modstander; Mulighed for at spille imod en prædefineret algoritme el. (Mindst én form for modstander skal inkluderes, før produktet/spillet kan fungere)</text:p>
          </table:table-cell>
          <table:table-cell table:style-name="ce79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77" office:value-type="string" calcext:value-type="string">
            <text:p>K8</text:p>
          </table:table-cell>
          <table:table-cell table:style-name="ce77" office:value-type="string" calcext:value-type="string">
            <text:p>KN4</text:p>
          </table:table-cell>
          <table:table-cell table:style-name="ce77" office:value-type="string" calcext:value-type="string">
            <text:p>Spillet indeholder en guide som forklarer reglerne</text:p>
          </table:table-cell>
          <table:table-cell table:style-name="ce79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77" office:value-type="string" calcext:value-type="string">
            <text:p>K9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Mulighed for at tilpasse kortdæk (bredt udvalg af implementationsmuligheder)</text:p>
          </table:table-cell>
          <table:table-cell table:style-name="ce79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77" office:value-type="string" calcext:value-type="string">
            <text:p>K10</text:p>
          </table:table-cell>
          <table:table-cell table:style-name="ce77" office:value-type="string" calcext:value-type="string">
            <text:p>KN6</text:p>
          </table:table-cell>
          <table:table-cell table:style-name="ce77" office:value-type="string" calcext:value-type="string">
            <text:p>Produktet/spillet understøtter udvalgte tilpasninger af spilleregler</text:p>
          </table:table-cell>
          <table:table-cell table:style-name="ce79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77" office:value-type="string" calcext:value-type="string">
            <text:p>K11</text:p>
          </table:table-cell>
          <table:table-cell table:style-name="ce77" office:value-type="string" calcext:value-type="string">
            <text:p>KN4</text:p>
          </table:table-cell>
          <table:table-cell table:style-name="ce77" office:value-type="string" calcext:value-type="string">
            <text:p>Produktet kan lagre tilpassede spilledæk/spilleregler</text:p>
          </table:table-cell>
          <table:table-cell table:style-name="ce79" office:value-type="float" office:value="4" calcext:value-type="float">
            <text:p>4</text:p>
          </table:table-cell>
        </table:table-row>
        <table:table-row table:style-name="ro9">
          <table:table-cell/>
          <table:table-cell table:style-name="ce77" office:value-type="string" calcext:value-type="string">
            <text:p>K12</text:p>
          </table:table-cell>
          <table:table-cell table:style-name="ce77" office:value-type="string" calcext:value-type="string">
            <text:p>KN5</text:p>
          </table:table-cell>
          <table:table-cell table:style-name="ce77" office:value-type="string" calcext:value-type="string">
            <text:p>Produktet/spillet kan logge træk i spillet, til database og eller blot i spillet.</text:p>
          </table:table-cell>
          <table:table-cell table:style-name="ce79" office:value-type="float" office:value="5" calcext:value-type="float">
            <text:p>5</text:p>
          </table:table-cell>
        </table:table-row>
        <table:table-row table:style-name="ro9">
          <table:table-cell/>
          <table:table-cell table:style-name="ce77" office:value-type="string" calcext:value-type="string">
            <text:p>K13</text:p>
          </table:table-cell>
          <table:table-cell table:style-name="ce77" office:value-type="string" calcext:value-type="string">
            <text:p>KN3</text:p>
          </table:table-cell>
          <table:table-cell table:style-name="ce77" office:value-type="string" calcext:value-type="string">
            <text:p>AI modstander (med ML). Sandsynligvis vha. integration med generativ AI model. (Mindst én form for modstander skal inkluderes, før produktet/spillet kan fungere). Denne modstandertype er nedprioriteret grundet kompleksitet.</text:p>
          </table:table-cell>
          <table:table-cell table:style-name="ce79" office:value-type="float" office:value="6" calcext:value-type="float">
            <text:p>6</text:p>
          </table:table-cell>
        </table:table-row>
        <table:table-row table:style-name="ro9" table:number-rows-repeated="13">
          <table:table-cell table:number-columns-repeated="5"/>
        </table:table-row>
        <table:table-row table:style-name="ro9">
          <table:table-cell table:number-columns-repeated="5"/>
        </table:table-row>
      </table:table>
      <table:table table:name="Krav Matrice" table:style-name="ta2" table:print-ranges="'Krav Matrice'.A1:'Krav Matrice'.H10">
        <table:table-column table:style-name="co6" table:default-cell-style-name="Default"/>
        <table:table-column table:style-name="co10" table:default-cell-style-name="ce82"/>
        <table:table-column table:style-name="co6" table:number-columns-repeated="2" table:default-cell-style-name="ce77"/>
        <table:table-column table:style-name="co6" table:default-cell-style-name="Default"/>
        <table:table-column table:style-name="co6" table:default-cell-style-name="ce77"/>
        <table:table-column table:style-name="co6" table:default-cell-style-name="ce79"/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4">
          <table:table-cell/>
          <table:table-cell table:style-name="ce87" office:value-type="string" calcext:value-type="string" table:number-columns-spanned="3" table:number-rows-spanned="1">
            <text:p>Krav matrice</text:p>
          </table:table-cell>
          <table:covered-table-cell table:number-columns-repeated="2" table:style-name="ce92"/>
          <table:table-cell table:style-name="ce92" table:number-columns-repeated="3"/>
        </table:table-row>
        <table:table-row table:style-name="ro15">
          <table:table-cell/>
          <table:table-cell table:style-name="ce88" office:value-type="string" calcext:value-type="string" table:number-columns-spanned="6" table:number-rows-spanned="1">
            <text:p>Matrixens celler indeholder ”Krav ID” fra kravspecifikationen, mens deres placering fortæller vigtighed kontra kompleksitet for projektet.</text:p>
          </table:table-cell>
          <table:covered-table-cell table:number-columns-repeated="5" table:style-name="ce92"/>
        </table:table-row>
        <table:table-row table:style-name="ro9">
          <table:table-cell/>
          <table:table-cell table:style-name="ce81"/>
          <table:table-cell table:style-name="ce84" table:number-columns-repeated="2"/>
          <table:table-cell table:style-name="ce77" office:value-type="string" calcext:value-type="string">
            <text:p>K6</text:p>
          </table:table-cell>
          <table:table-cell table:style-name="ce84"/>
          <table:table-cell table:style-name="ce80"/>
        </table:table-row>
        <table:table-row table:style-name="ro9">
          <table:table-cell/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K13</text:p>
          </table:table-cell>
          <table:table-cell office:value-type="string" calcext:value-type="string">
            <text:p>K11, K12</text:p>
          </table:table-cell>
          <table:table-cell office:value-type="string" calcext:value-type="string">
            <text:p>K9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<text:s/>|</text:p>
          </table:table-cell>
          <table:table-cell/>
          <table:table-cell office:value-type="string" calcext:value-type="string">
            <text:p>K8</text:p>
          </table:table-cell>
          <table:table-cell table:style-name="ce77" office:value-type="string" calcext:value-type="string">
            <text:p>K7</text:p>
          </table:table-cell>
          <table:table-cell office:value-type="string" calcext:value-type="string">
            <text:p>K2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<text:s/>|</text:p>
          </table:table-cell>
          <table:table-cell/>
          <table:table-cell office:value-type="string" calcext:value-type="string">
            <text:p>K10</text:p>
          </table:table-cell>
          <table:table-cell table:style-name="ce77" office:value-type="string" calcext:value-type="string">
            <text:p>K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1, K5</text:p>
          </table:table-cell>
        </table:table-row>
        <table:table-row table:style-name="ro15">
          <table:table-cell/>
          <table:table-cell table:style-name="ce83" office:value-type="string" calcext:value-type="string">
            <text:p>Vurderet Kompleksitet</text:p>
          </table:table-cell>
          <table:table-cell table:number-columns-repeated="2"/>
          <table:table-cell table:style-name="ce77"/>
          <table:table-cell table:number-columns-repeated="2"/>
        </table:table-row>
        <table:table-row table:style-name="ro9">
          <table:table-cell table:number-columns-repeated="2"/>
          <table:table-cell table:style-name="ce82" office:value-type="string" calcext:value-type="string">
            <text:p>Vigtighed</text:p>
          </table:table-cell>
          <table:table-cell table:style-name="ce82" office:value-type="string" calcext:value-type="string">
            <text:p>--&gt;</text:p>
          </table:table-cell>
          <table:table-cell table:style-name="ce82" table:number-columns-repeated="2"/>
          <table:table-cell table:style-name="ce85"/>
        </table:table-row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</table:table>
      <table:named-expressions>
        <table:named-expression table:name="Actual" table:base-cell-address="$'Real Tidsplan'.$A$1" table:expression="(PeriodInActual*([$'Real Tidsplan'.$E1]&gt;0))*PeriodInPlan"/>
        <table:named-expression table:name="ActualBeyond" table:base-cell-address="$'Real Tidsplan'.$A$1" table:expression="PeriodInActual*([$'Real Tidsplan'.$E1]&gt;0)"/>
        <table:named-expression table:name="PercentComplete" table:base-cell-address="$'Real Tidsplan'.$A$1" table:expression="PercentCompleteBeyond*PeriodInPlan"/>
        <table:named-expression table:name="PercentCompleteBeyond" table:base-cell-address="$'Real Tidsplan'.$A$1" table:expression="([$'Real Tidsplan'.A$4]=MEDIAN([$'Real Tidsplan'.A$4];[$'Real Tidsplan'.$E1];[$'Real Tidsplan'.$E1]+[$'Real Tidsplan'.$F1])*([$'Real Tidsplan'.$E1]&gt;0))*(([$'Real Tidsplan'.A$4]&lt;(INT([$'Real Tidsplan'.$E1]+[$'Real Tidsplan'.$F1]*[$'Real Tidsplan'.$G1])))+([$'Real Tidsplan'.A$4]=[$'Real Tidsplan'.$E1]))*([$'Real Tidsplan'.$G1]&gt;0)"/>
        <table:named-expression table:name="PeriodInActual" table:base-cell-address="$'Real Tidsplan'.$A$1" table:expression="[$'Real Tidsplan'.A$4]=MEDIAN([$'Real Tidsplan'.A$4];[$'Real Tidsplan'.$E1];[$'Real Tidsplan'.$E1]+[$'Real Tidsplan'.$F1]-1)"/>
        <table:named-expression table:name="PeriodInPlan" table:base-cell-address="$'Real Tidsplan'.$A$1" table:expression="[$'Real Tidsplan'.A$4]=MEDIAN([$'Real Tidsplan'.A$4];[$'Real Tidsplan'.$C1];[$'Real Tidsplan'.$C1]+[$'Real Tidsplan'.$D1]-1)"/>
        <table:named-range table:name="period_selected" table:base-cell-address="$'Real Tidsplan'.$A$1" table:cell-range-address="$'Real Tidsplan'.$H$2"/>
        <table:named-expression table:name="Plan" table:base-cell-address="$'Real Tidsplan'.$A$1" table:expression="PeriodInPlan*([$'Real Tidsplan'.$C1]&gt;0)"/>
        <table:named-range table:name="TitleRegion..BO60" table:base-cell-address="$'Real Tidsplan'.$A$1" table:cell-range-address="$'Real Tidsplan'.$B$3:.$B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21">
      <number:number number:decimal-places="0" number:min-decimal-places="0" number:min-integer-digits="1"/>
      <number:text> %</number:text>
    </number:percentage-style>
    <number:number-style style:name="N152P0" style:volatile="true">
      <number:text>kr </number:text>
      <number:number number:decimal-places="2" number:min-decimal-places="2" number:min-integer-digits="1" number:grouping="true"/>
    </number:number-style>
    <number:number-style style:name="N152">
      <number:text>kr -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49P0" style:volatile="true">
      <number:text> k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k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kr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text>kr 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kr -</number:text>
      <number:number number:decimal-places="0" number:min-decimal-places="0" number:min-integer-digits="1" number:grouping="true"/>
      <style:map style:condition="value()&gt;=0" style:apply-style-name="N145P0"/>
    </number:number-style>
    <number:time-style style:name="N143">
      <number:minutes number:style="long"/>
      <number:text>:</number:text>
      <number:seconds number:style="long"/>
    </number:time-style>
    <number:number-style style:name="N142P0" style:volatile="true">
      <number:text> k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k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k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28">
      <number:month number:textual="true"/>
      <number:text>-</number:text>
      <number:year/>
    </number:date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55P0" style:volatile="true">
      <number:text>kr </number:text>
      <number:number number:decimal-places="0" number:min-decimal-places="0" number:min-integer-digits="1" number:grouping="true"/>
    </number:number-style>
    <number:number-style style:name="N155">
      <number:text>kr -</number:text>
      <number:number number:decimal-places="0" number:min-decimal-places="0" number:min-integer-digits="1" number:grouping="true"/>
      <style:map style:condition="value()&gt;=0" style:apply-style-name="N155P0"/>
    </number:number-style>
    <number:time-style style:name="N126">
      <number:hours/>
      <number:text>:</number:text>
      <number:minutes number:style="long"/>
      <number:text> </number:text>
      <number:am-pm/>
    </number:time-style>
    <number:date-style style:name="N154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P0" style:volatile="true">
      <number:text>kr 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kr -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51">
      <number:minutes number:style="long"/>
      <number:text>:</number:text>
      <number:seconds number:style="long" number:decimal-places="1"/>
    </number:tim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size-asian="11pt" style:font-name-complex="Corbel" style:font-family-complex="Corbe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_20_complete" style:display-name="% complete" style:family="table-cell" style:parent-style-name="Default">
      <style:table-cell-properties fo:background-color="#735773" style:cell-protect="protected" style:print-content="true" style:diagonal-bl-tr="none" style:diagonal-tl-br="none" fo:border="2.49pt solid #ffffff"/>
    </style:style>
    <style:style style:name="_25__20_complete_20__28_beyond_20_plan_29__20_legend" style:display-name="% complete (beyond plan) legend" style:family="table-cell" style:parent-style-name="Default">
      <style:table-cell-properties fo:background-color="#e9ab51" style:cell-protect="protected" style:print-content="true" style:diagonal-bl-tr="none" style:diagonal-tl-br="none" fo:border="2.49pt solid #ffffff"/>
    </style:style>
    <style:style style:name="Activity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Actual_20__28_beyond_20_plan_29__20_legend" style:display-name="Actual (beyond plan) legend" style:family="table-cell" style:parent-style-name="Default">
      <style:table-cell-properties fo:background-color="#d6bca8" style:cell-protect="protected" style:print-content="true" style:diagonal-bl-tr="none" style:diagonal-tl-br="none" fo:border="2.49pt solid #ffffff"/>
    </style:style>
    <style:style style:name="Actual_20_legend" style:display-name="Actual legend" style:family="table-cell" style:parent-style-name="Default">
      <style:table-cell-properties fo:background-color="#b5a1b5" style:cell-protect="protected" style:print-content="true" style:diagonal-bl-tr="none" style:diagonal-tl-br="none" fo:border="2.49pt solid #ffffff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735773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Value" style:display-name="Period Value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name-complex="Corbel" style:font-family-complex="Corbel" style:font-family-generic-complex="swiss" style:font-size-complex="12pt" style:font-style-complex="normal" style:font-weight-complex="normal"/>
    </style:style>
    <style:style style:name="Plan_20_legend" style:display-name="Plan legend" style:family="table-cell" style:parent-style-name="Default">
      <style:table-cell-properties fo:border-bottom="2.49pt solid #ffffff" fo:background-color="#dcd5dc" style:cell-protect="protected" style:print-content="true" style:diagonal-bl-tr="none" style:diagonal-tl-br="none" fo:border-left="2.49pt solid #ffffff" fo:border-right="2.49pt solid #ffffff" fo:border-top="0.74pt solid #ffffff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order-bottom="none" fo:border-left="none" fo:border-right="none" fo:border-top="0.74pt solid #735773"/>
    </style:style>
    <style:style style:name="ConditionalStyle_5f_9" style:display-name="ConditionalStyle_9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b5a1b5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fffff" fo:background-color="#d6bca8" fo:border-left="none" fo:border-right="none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2" style:display-name="ConditionalStyle_2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" style:display-name="ConditionalStyle_1" style:family="table-cell" style:parent-style-name="Default">
      <style:table-cell-properties fo:border-bottom="0.74pt solid #ffffff" fo:background-color="#ffffff" fo:border-left="none" fo:border-right="none" fo:border-top="none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5in" fo:margin-bottom="0.3in" fo:margin-left="0.45in" fo:margin-right="0.45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in" fo:margin-left="0in" fo:margin-right="0in" fo:margin-top="0.0472in"/>
      </style:footer-style>
    </style:page-layout>
    <style:style style:name="MT1" style:family="text">
      <style:text-properties fo:color="#404040" loext:opacity="100%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name-complex="Corbe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Project_20_Planner" style:display-name="PageStyle_Project Planner" style:page-layout-name="Mpm2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7T22:07:09</meta:creation-date>
    <dc:date>2024-09-11T17:47:30.043304560</dc:date>
    <meta:generator>LibreOffice/7.3.7.2$Linux_X86_64 LibreOffice_project/30$Build-2</meta:generator>
    <meta:editing-duration>PT10H58M45S</meta:editing-duration>
    <meta:editing-cycles>17</meta:editing-cycles>
    <meta:document-statistic meta:table-count="3" meta:cell-count="260" meta:object-count="0"/>
    <meta:user-defined meta:name="AppVersion">16.0300</meta:user-defined>
    <meta:template xlink:type="simple" xlink:actuate="onRequest" xlink:title="TM02887601" xlink:href=""/>
  </office:meta>
</office:document-meta>
</file>